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88.2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 style:data-style-name="N0"/>
    <style:style style:name="ce211" style:family="table-cell" style:parent-style-name="Default">
      <style:text-properties fo:font-style="italic" style:font-style-asian="italic" style:font-style-complex="italic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45" style:family="table-cell" style:parent-style-name="Default">
      <style:text-properties fo:font-weight="normal" style:font-weight-asian="normal" style:font-weight-complex="normal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134"/>
        <table:table-column table:style-name="co8" table:default-cell-style-name="ce134"/>
        <table:table-column table:style-name="co5" table:default-cell-style-name="ce134"/>
        <table:table-column table:style-name="co9" table:number-columns-repeated="3" table:default-cell-style-name="ce134"/>
        <table:table-column table:style-name="co5" table:default-cell-style-name="ce134"/>
        <table:table-column table:style-name="co9" table:default-cell-style-name="ce134"/>
        <table:table-column table:style-name="co5" table:default-cell-style-name="ce134"/>
        <table:table-column table:style-name="co10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8"/>
          <table:table-cell table:style-name="ce162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3H30M00S" calcext:value-type="time">
            <text:p>03:3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62" office:value-type="string" calcext:value-type="string">
            <text:p>The YAT story:</text:p>
          </table:table-cell>
          <table:table-cell table:style-name="ce162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8"/>
          <table:table-cell table:style-name="ce162" table:number-columns-repeated="1001"/>
        </table:table-row>
        <table:table-row table:style-name="ro1">
          <table:table-cell table:style-name="ce163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3" table:number-columns-repeated="1001"/>
        </table:table-row>
        <table:table-row table:style-name="ro1">
          <table:table-cell table:style-name="ce163"/>
          <table:table-cell table:style-name="ce119" office:value-type="date" office:date-value="2017-10-15" calcext:value-type="date">
            <text:p>2017-10-1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number-columns-repeated="2"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602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3" table:number-columns-repeated="1001"/>
        </table:table-row>
        <table:table-row table:style-name="ro1">
          <table:table-cell table:style-name="ce163"/>
          <table:table-cell table:style-name="ce119" office:value-type="date" office:date-value="2017-07-04" calcext:value-type="date">
            <text:p>2017-07-0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number-columns-repeated="2"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6-09-30" calcext:value-type="date">
            <text:p>2016-09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6-09-17" calcext:value-type="date">
            <text:p>2016-09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6-09-16" calcext:value-type="date">
            <text:p>2016-09-16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5-06-13" calcext:value-type="date">
            <text:p>2015-06-1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5-06-07" calcext:value-type="date">
            <text:p>2015-06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5-06-01" calcext:value-type="date">
            <text:p>2015-06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19" office:value-type="date" office:date-value="2013-02-02" calcext:value-type="date">
            <text:p>2013-02-02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 table:style-name="ce163"/>
          <table:table-cell table:style-name="ce120" office:value-type="date" office:date-value="2011-12-05" calcext:value-type="date">
            <text:p>2011-12-0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3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1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55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55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Transmission (9'30'')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    &gt; One/Two/Repeating (8'00'')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both failed tests: Close NUnit, reconfigure USB Hubs, then run first failed test again, then redo for second fail test&#10;                                                               =&gt; Don't forget to close and reconfigure after the last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7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YAT.Model.Test.Transmission.Repeating.LoopbackSelfs fail at '*TwoWay' because Rx results in additional line(s) (DirChangeLineBreak)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86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85])+[.G86]" office:value-type="time" office:time-value="PT13H30M00S" calcext:value-type="time">
            <text:p>13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86]; COUNTA([.C$87:.C89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5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65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not necessary as this assembly is not distributed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 =&gt; 342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 =&gt; 3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7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 =&gt; 228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Delta Version 1.99.8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2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3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8])+[.G29]" office:value-type="time" office:time-value="PT13H50M00S" calcext:value-type="time">
            <text:p>13:5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5])+[.G36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6]; COUNTA([.C$37:.C41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6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7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8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9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0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5]); &quot;.&quot;)" office:value-type="string" office:string-value="2.3.8." calcext:value-type="string">
            <text:p>2.3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57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6])+[.G57]" office:value-type="time" office:time-value="PT14H25M00S" calcext:value-type="time">
            <text:p>14:2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7]; COUNTA([.C$58:.C58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60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59])+[.G60]" office:value-type="time" office:time-value="PT14H55M00S" calcext:value-type="time">
            <text:p>14:5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9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0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1]); &quot;.&quot;)" office:value-type="string" office:string-value="2.5.4." calcext:value-type="string">
            <text:p>2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on 'Release' <text:span text:style-name="T2">but do not move or resize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each old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vert change abov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79]); &quot;.&quot;)" office:value-type="string" office:string-value="2.5.5." calcext:value-type="string">
            <text:p>2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1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0])+[.G81]" office:value-type="time" office:time-value="PT15H05M00S" calcext:value-type="time">
            <text:p>15:0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81]; COUNTA([.C$82:.C82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3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4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6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85])+[.G86]" office:value-type="time" office:time-value="PT15H10M00S" calcext:value-type="time">
            <text:p>15:1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6]; COUNTA([.C$87:.C88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86]; COUNTA([.C$87:.C89]); &quot;.&quot;)" office:value-type="string" office:string-value="2.7.3." calcext:value-type="string">
            <text:p>2.7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8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68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1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2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6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5])+[.G86]" office:value-type="time" office:time-value="PT16H40M00S" calcext:value-type="time">
            <text:p>16:40</text:p>
          </table:table-cell>
          <table:table-cell table:style-name="ce248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221" table:formula="of:=CONCATENATE([.B$86]; COUNTA([.C$87:.C87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12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/>
          <table:table-cell table:style-name="ce221" table:formula="of:=CONCATENATE([.B$86]; COUNTA([.C$87:.C93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86]; COUNTA([.C$87:.C99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2">revert the modified settings file(s)</text:span>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one or two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8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08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80-delta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Delta Version 1.99.80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5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4])+[.G17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packages from "Setup"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binaries from "YAT"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Console.exe" from that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info folders from installed "C:\Program Files\YAT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3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_binaries_only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_binaries_only.zi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30]); &quot;.&quot;)" office:value-type="string" office:string-value="6.2.3." calcext:value-type="string">
            <text:p>6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8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8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2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80 - YAT 2.0 Delta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 using FileZill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ftp://frs.sourceforge.net | y-a-terminal | PW+OTP | 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/home/pfs/project/y-a-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tree view to open the intended archiv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en drag and drop files (incl. RelNotes) to tha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Don't care about '+' symbol, files will get moved anyw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8]); &quot;.&quot;)" office:value-type="string" office:string-value="7.2.5." calcext:value-type="string">
            <text:p>7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archived RelNotes from statistic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20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9])+[.G20]" office:value-type="time" office:time-value="PT18H55M00S" calcext:value-type="time">
            <text:p>18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20]; COUNTA([.C$21:.C21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5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6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replace RelNotes in archive main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0]; COUNTA([.C$21:.C27]); &quot;.&quot;)" office:value-type="string" office:string-value="7.3.4." calcext:value-type="string">
            <text:p>7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both RelNotes are excluded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29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28])+[.G29]" office:value-type="time" office:time-value="PT19H05M00S" calcext:value-type="time">
            <text:p>19:0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29]; COUNTA([.C$30:.C35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8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7])+[.G38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38]; COUNTA([.C$39:.C39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8" calcext:value-type="float">
            <text:p>8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iz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47])" office:value-type="time" office:time-value="PT03H30M00S" calcext:value-type="time">
            <text:p>03:3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44" table:formula="of:=MAX([.I4:.I65547])" office:value-type="time" office:time-value="PT22H15M00S" calcext:value-type="time">
            <text:p>22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ubmit news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9H30M00S" calcext:value-type="time">
            <text:p>19:30</text:p>
          </table:table-cell>
          <table:table-cell table:style-name="ce24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8.1.1." calcext:value-type="string">
            <text:p>8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8.1.2." calcext:value-type="string">
            <text:p>8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nd e-mail to the YAT mailing list (Attention: Mail delay up to 60 min !!!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2])+[.G13]" office:value-type="time" office:time-value="PT19H45M00S" calcext:value-type="time">
            <text:p>19:4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ept e-mail as moderator in mailm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y take up to 60 min until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il may also be delayed up to 60 mi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leanup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28])+[.G29]" office:value-type="time" office:time-value="PT20H00M00S" calcext:value-type="time">
            <text:p>20:0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nd thanks mai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People who are waiting for release / had dropbox access / gave feedback (YAT, MT, HFU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reliminiaries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lso send mail to MT to do the same the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people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2"/>
          <table:table-cell table:style-name="ce219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tool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28])+[.G38]" office:value-type="time" office:time-value="PT20H45M00S" calcext:value-type="time">
            <text:p>20:45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Visual Studio and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 case of update, install everything including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check for updates of TortoiseG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create and verify working copy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36])+[.G44]" office:value-type="time" office:time-value="PT20H15M00S" calcext:value-type="time">
            <text:p>20:1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2]); &quot;.&quot;)" office:value-type="string" office:string-value="8.5.7." calcext:value-type="string">
            <text:p>8.5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4]); &quot;.&quot;)" office:value-type="string" office:string-value="8.5.9." calcext:value-type="string">
            <text:p>8.5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f VS/VSI got upgraded, build 'Setup with Prerequisites' to ensure that VSI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Set 'YAT' as the active startup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65"/>
          <table:table-cell office:value-type="string" calcext:value-type="string">
            <text:p>&gt; Build 'Setup with Prerequisites' to ensure that VSI properly build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Debug' as the active solution configurat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rchive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59])+[.G60]" office:value-type="time" office:time-value="PT21H00M00S" calcext:value-type="time">
            <text:p>21:0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3]); &quot;.&quot;)" office:value-type="string" office:string-value="8.6.2." calcext:value-type="string">
            <text:p>8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64]); &quot;.&quot;)" office:value-type="string" office:string-value="8.6.3." calcext:value-type="string">
            <text:p>8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19" table:formula="of:=CONCATENATE([.A$3]; &quot;.&quot;; COUNTA([.B$5:.B66]); &quot;.&quot;)" office:value-type="string" office:string-value="8.7." calcext:value-type="string">
            <text:p>8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Backup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62])+[.G66]" office:value-type="time" office:time-value="PT22H00M00S" calcext:value-type="time">
            <text:p>22:0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66]; COUNTA([.C$67:.C67]); &quot;.&quot;)" office:value-type="string" office:string-value="8.7.1." calcext:value-type="string">
            <text:p>8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6]; COUNTA([.C$67:.C68]); &quot;.&quot;)" office:value-type="string" office:string-value="8.7.2." calcext:value-type="string">
            <text:p>8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71]); &quot;.&quot;)" office:value-type="string" office:string-value="8.8." calcext:value-type="string">
            <text:p>8.8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and verify working copy (wait for a few days in case of a severe issue)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70])+[.G71]" office:value-type="time" office:time-value="PT22H15M00S" calcext:value-type="time">
            <text:p>22:15</text:p>
          </table:table-cell>
          <table:table-cell table:style-name="ce248"/>
          <table:table-cell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2]); &quot;.&quot;)" office:value-type="string" office:string-value="8.8.1." calcext:value-type="string">
            <text:p>8.8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3]); &quot;.&quot;)" office:value-type="string" office:string-value="8.8.2." calcext:value-type="string">
            <text:p>8.8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5]); &quot;.&quot;)" office:value-type="string" office:string-value="8.8.3." calcext:value-type="string">
            <text:p>8.8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6]); &quot;.&quot;)" office:value-type="string" office:string-value="8.8.4." calcext:value-type="string">
            <text:p>8.8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71]; COUNTA([.C$72:.C78]); &quot;.&quot;)" office:value-type="string" office:string-value="8.8.5." calcext:value-type="string">
            <text:p>8.8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\RtfWriter\Properties\AssemblyInfo.c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79]); &quot;.&quot;)" office:value-type="string" office:string-value="8.8.6." calcext:value-type="string">
            <text:p>8.8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71]; COUNTA([.C$72:.C80]); &quot;.&quot;)" office:value-type="string" office:string-value="8.8.7." calcext:value-type="string">
            <text:p>8.8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82]); &quot;.&quot;)" office:value-type="string" office:string-value="8.8.8." calcext:value-type="string">
            <text:p>8.8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83]); &quot;.&quot;)" office:value-type="string" office:string-value="8.8.9." calcext:value-type="string">
            <text:p>8.8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71]; COUNTA([.C$72:.C85]); &quot;.&quot;)" office:value-type="string" office:string-value="8.8.10." calcext:value-type="string">
            <text:p>8.8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number-columns-repeated="2"/>
          <table:table-cell table:style-name="ce221" table:formula="of:=CONCATENATE([.B$71]; COUNTA([.C$72:.C87]); &quot;.&quot;)" office:value-type="string" office:string-value="8.8.11." calcext:value-type="string">
            <text:p>8.8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71]; COUNTA([.C$72:.C89]); &quot;.&quot;)" office:value-type="string" office:string-value="8.8.12." calcext:value-type="string">
            <text:p>8.8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6:'0. Overview'.C4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9">00.00.0000</text:date>, <text:time style:data-style-name="N2" text:time-value="12:19:17.36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9H32M30S</meta:editing-duration>
    <meta:editing-cycles>288</meta:editing-cycles>
    <meta:generator>LibreOffice/5.3.0.3$Windows_X86_64 LibreOffice_project/7074905676c47b82bbcfbea1aeefc84afe1c50e1</meta:generator>
    <meta:initial-creator>Matthias Kläy</meta:initial-creator>
    <dc:date>2017-10-29T12:41:13.003000000</dc:date>
    <meta:print-date>2017-06-05T16:04:38.085000000</meta:print-date>
    <meta:document-statistic meta:table-count="9" meta:cell-count="1178" meta:object-count="0"/>
  </office:meta>
</office:document-meta>
</file>